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fo:font-size="12pt" style:font-size-asian="12pt" style:font-size-complex="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2pt" fo:font-weight="normal"/>
    </style:style>
    <style:style style:name="T45" style:family="text">
      <style:text-properties style:font-weight-asian="normal" style:font-weight-complex="normal"/>
    </style:style>
    <style:style style:name="T4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207048143486772796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621847580409415902"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32611284128716962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24961400864780358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133701546704119084"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5567820970865824635"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105717578326134954"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39120713660174261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742671" text:continue-list="list4105717578326134954"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796844909054378587"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734796"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737605"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735897"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740887"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748201"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8">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30">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30">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30">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1">Fri Jan 15, 2021 </text:span><text:span text:style-name="T32">4 miles</text:span><text:span text:style-name="T31"> on a very hilly course, more hills than yesterday</text:span></text:p>
      <text:p text:style-name="P125">Time: 48:03, Pace: 12:01, Ave Heart Rate: 131 bpm, Sum of Ascents: 480 feet</text:p>
      <text:p text:style-name="P124"><text:span text:style-name="T41">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2">Tues April 6, 2021 </text:span><text:span text:style-name="T43">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5471194496209144624"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9172059258146207329"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566692802263582041"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741316"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599006996381150012"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59174099057172057"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5">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5">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131196057564777538" text:style-name="L15">
        <text:list-item>
          <text:list>
            <text:list-header>
              <text:p text:style-name="P182">1.5 miles averaging about 9:40/mile and rest 1 min</text:p>
            </text:list-header>
          </text:list>
        </text:list-item>
      </text:list>
      <text:p text:style-name="P24">1 mile in 8:26 and rest 2 min</text:p>
      <text:list xml:id="list7623416443152388623"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763444642462306170"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50237"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2284928225604751805"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575617182657937158"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1178661302643146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742275" text:continue-list="list1575617182657937158" text:style-name="L19">
        <text:list-item>
          <text:list>
            <text:list-header>
              <text:p text:style-name="P186">(Pace*HR)=1240</text:p>
            </text:list-header>
          </text:list>
        </text:list-item>
      </text:list>
      <text:list xml:id="list34744815" text:continue-list="list2284928225604751805" text:style-name="L18">
        <text:list-item>
          <text:list>
            <text:list-header>
              <text:p text:style-name="P185">2 miles at 10:46/mile Ave HR= 121 bpm and rest a few minutes</text:p>
            </text:list-header>
          </text:list>
        </text:list-item>
      </text:list>
      <text:list xml:id="list34745614" text:continue-list="list34742275"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4737404"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71081750033592887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20591754259452354"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6">https://uitslagen.nl/uitslag?id=2022060901110</text:span></text:a> </text:p>
      <text:p text:style-name="P10"><text:span text:style-name="T3">Fri June 10, 2022 </text:span>no running</text:p>
      <text:p text:style-name="P10"/>
      <text:list xml:id="list2136953994646236175"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6">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9002501305057853846" text:style-name="L24">
        <text:list-item>
          <text:p text:style-name="P212">14:55 <text:s text:c="17"/>98 bpm <text:s text:c="20"/>1460 b/mile</text:p>
        </text:list-item>
      </text:list>
      <text:p text:style-name="P108"/>
      <text:p text:style-name="P126"><text:span text:style-name="T36">Sun Aug 14, 2022 </text:span><text:span text:style-name="T37">no running</text:span></text:p>
      <text:p text:style-name="P10"/>
      <text:p text:style-name="P24">Mon Aug 15, 2022 <text:span text:style-name="T2">5.5 miles running</text:span> and 1 mile walking</text:p>
      <text:p text:style-name="P24">In the morning</text:p>
      <text:p text:style-name="P127"><text:span text:style-name="T33">Warm up:</text:span><text:span text:style-name="T34"> 0.25 mile jog to the cemetery</text:span></text:p>
      <text:p text:style-name="P126"><text:span text:style-name="T33">Walk: </text:span><text:span text:style-name="T35">1 mile on the loop in 14:26. Ave HR: 106 bpm, P x H = 1530 beats/mile. </text:span></text:p>
      <text:p text:style-name="P126"><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3">Warm up:</text:span><text:span text:style-name="T35"> 1.25 miles including 8 x 100m “pick ups”</text:span></text:p>
      <text:p text:style-name="P128"><text:span text:style-name="T34">Run: </text:span><text:span text:style-name="T35">3 x 200m with a 200m jog after each and 6 x 400m with a 400m jog after each.</text:span></text:p>
      <text:p text:style-name="P24">Times for runs:57s, 57s, 60s, 2:01, 2:03, 2:03, 2:02, 1:58, 1:55</text:p>
      <text:p text:style-name="P24"/>
      <text:p text:style-name="P128"><text:span text:style-name="T35">Tues Aug 16, 2022 </text:span><text:span text:style-name="T34">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10931250126236290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8">Fri Oct 28, 2022 </text:span><text:span text:style-name="T39">4.25 miles running</text:span><text:span text:style-name="T38">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7">Thur Nov 3, 2023 </text:span><text:span text:style-name="T29">2.5 miles running</text:span><text:span text:style-name="T27"> <text:s/>0.25 miles walking</text:span></text:p>
      <text:p text:style-name="P156"/>
      <text:p text:style-name="P160"><text:span text:style-name="T27">Fri Nov 4, 2023 </text:span><text:span text:style-name="T29">3.15 miles running</text:span><text:span text:style-name="T27">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7">Sun Nov 6, 2022 </text:span><text:span text:style-name="T29">4.25 miles</text:span><text:span text:style-name="T27"> at 11:11/mile </text:span></text:p>
      <text:p text:style-name="P156"/>
      <text:p text:style-name="P160"><text:span text:style-name="T27">Mon Nov 7, 2022 </text:span><text:span text:style-name="T29">4.75 miles running</text:span><text:span text:style-name="T27"> at 10:25/mile. </text:span></text:p>
      <text:p text:style-name="P156"><text:s text:c="7"/>My ankle is better than yesterday. </text:p>
      <text:p text:style-name="P156"/>
      <text:p text:style-name="P156">Fri Nov 11, 2022 <text:span text:style-name="T2">3 miles</text:span></text:p>
      <text:p text:style-name="P164"><text:span text:style-name="T40">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40">1 miles on the indoor track in 9:47 and rest a few minutes</text:span> <text:span text:style-name="T40">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639936956717887200"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4737564"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756214"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085157279830265414"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9222630220321488048"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3567212604609764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3">Run: </text:span><text:span text:style-name="T35">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08968480175830368"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370588512835619057"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86209629607625839" text:style-name="L32">
        <text:list-item>
          <text:list>
            <text:list-header>
              <text:p text:style-name="P196">0.25 miles in 2:54</text:p>
              <text:p text:style-name="P196">1 mile in 9:21 going faster as I ran and ending at around 8:30 pace</text:p>
            </text:list-header>
          </text:list>
        </text:list-item>
      </text:list>
      <text:list xml:id="list860111698696485312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975006641654928020"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835385948859219038"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4">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00039188679003830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lead in 0.05 miles to 1 mile run. </text:span></text:p>
      <text:p text:style-name="P24">For the run Time: 8:47, <text:s/>beginning pace: 8:57/mile, final pace: 8:20/mile, <text:s/></text:p>
      <text:p text:style-name="P24">Warm dow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10"><text:span text:style-name="T3"/></text:p>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10"><text:span text:style-name="T3"/></text:p>
      <text:p text:style-name="P10"><text:span text:style-name="T3"/></text:p>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549296582113427232"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text:soft-page-break/></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21T14:47:33.77</dc:date>
    <dc:creator>James Lombardi</dc:creator>
    <meta:editing-duration>P27DT7H37M38S</meta:editing-duration>
    <meta:editing-cycles>2029</meta:editing-cycles>
    <meta:generator>OpenOffice/4.1.2$Win32 OpenOffice.org_project/412m3$Build-9782</meta:generator>
    <meta:document-statistic meta:table-count="0" meta:image-count="9" meta:object-count="0" meta:page-count="201" meta:paragraph-count="5849" meta:word-count="63325" meta:character-count="324514"/>
  </office:meta>
</office:document-meta>
</file>